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IBM Plex" svg:font-family="'IBM Plex', Menlo, Monaco, Consolas, 'Courier New', monospace"/>
    <style:font-face style:name="Menlo" svg:font-family="Menlo, Monaco, Consolas, 'Courier New', monospace"/>
    <style:font-face style:name="OpenSymbol" svg:font-family="OpenSymbol"/>
    <style:font-face style:name="OpenSymbol1" svg:font-family="OpenSymbol, 'Arial Unicode MS'"/>
    <style:font-face style:name="Roboto1" svg:font-family="Roboto"/>
    <style:font-face style:name="Roboto" svg:font-family="Roboto, sans-serif"/>
    <style:font-face style:name="Unknown" svg:font-family="Unknown"/>
    <style:font-face style:name="Courier New1" svg:font-family="'Courier New'" style:font-family-generic="modern"/>
    <style:font-face style:name="F" svg:font-family="" style:font-family-generic="roman"/>
    <style:font-face style:name="DejaVu Sans1" svg:font-family="'DejaVu Sans'" style:font-family-generic="swiss"/>
    <style:font-face style:name="Helvetica 45 Light1" svg:font-family="'Helvetica 45 Light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1" svg:font-family="'Open Sans'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Frame_20_contents">
      <style:paragraph-properties fo:text-align="end" style:justify-single-word="false"/>
      <style:text-properties officeooo:paragraph-rsid="00242b3f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7" style:family="paragraph" style:parent-style-name="Text_20_body">
      <style:text-properties fo:language="fr" fo:country="FR"/>
    </style:style>
    <style:style style:name="P28" style:family="paragraph" style:parent-style-name="Text_20_body">
      <style:text-properties fo:language="fr" fo:country="FR" officeooo:rsid="00112714" officeooo:paragraph-rsid="00112714" fo:background-color="transparent"/>
    </style:style>
    <style:style style:name="P29" style:family="paragraph" style:parent-style-name="Text_20_body">
      <style:text-properties officeooo:paragraph-rsid="0032d14d"/>
    </style:style>
    <style:style style:name="P30" style:family="paragraph" style:parent-style-name="Text_20_body">
      <style:paragraph-properties fo:text-align="justify" style:justify-single-word="false"/>
      <style:text-properties officeooo:paragraph-rsid="0032d14d"/>
    </style:style>
    <style:style style:name="P31" style:family="paragraph" style:parent-style-name="Text_20_body">
      <style:text-properties officeooo:rsid="003b1bfb" officeooo:paragraph-rsid="00453a37"/>
    </style:style>
    <style:style style:name="P32" style:family="paragraph" style:parent-style-name="Balise">
      <style:text-properties style:use-window-font-color="true"/>
    </style:style>
    <style:style style:name="P33" style:family="paragraph" style:parent-style-name="Code">
      <style:text-properties style:font-name="DejaVu Sans1" fo:font-size="10pt" style:font-size-asian="10pt" style:font-size-complex="10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Tableau_20_entête">
      <style:paragraph-properties fo:text-align="center" style:justify-single-word="false"/>
    </style:style>
    <style:style style:name="P36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4" style:family="paragraph" style:parent-style-name="Heading_20_1">
      <style:text-properties officeooo:rsid="003b1bfb" officeooo:paragraph-rsid="003b1bfb"/>
    </style:style>
    <style:style style:name="P45" style:family="paragraph" style:parent-style-name="Heading_20_1">
      <style:text-properties officeooo:rsid="0040009e" officeooo:paragraph-rsid="0040009e"/>
    </style:style>
    <style:style style:name="P46" style:family="paragraph" style:parent-style-name="Heading_20_1">
      <style:paragraph-properties fo:break-before="page"/>
      <style:text-properties fo:color="#ffffff"/>
    </style:style>
    <style:style style:name="P47" style:family="paragraph" style:parent-style-name="Heading_20_2">
      <style:text-properties officeooo:paragraph-rsid="003b8f9a"/>
    </style:style>
    <style:style style:name="P48" style:family="paragraph" style:parent-style-name="Heading_20_2">
      <style:text-properties officeooo:paragraph-rsid="0043723c"/>
    </style:style>
    <style:style style:name="P49" style:family="paragraph" style:parent-style-name="Heading_20_2">
      <style:text-properties officeooo:paragraph-rsid="007dd642"/>
    </style:style>
    <style:style style:name="P50" style:family="paragraph" style:parent-style-name="Heading_20_3">
      <style:text-properties officeooo:paragraph-rsid="0032d14d"/>
    </style:style>
    <style:style style:name="P51" style:family="paragraph" style:parent-style-name="Heading_20_3">
      <style:text-properties officeooo:paragraph-rsid="00453a37"/>
    </style:style>
    <style:style style:name="P52" style:family="paragraph" style:parent-style-name="Heading_20_3">
      <style:text-properties officeooo:rsid="007dd642" officeooo:paragraph-rsid="007dd642"/>
    </style:style>
    <style:style style:name="P53" style:family="paragraph" style:parent-style-name="Heading_20_3">
      <style:text-properties officeooo:rsid="007f8bfc" officeooo:paragraph-rsid="007f8bfc"/>
    </style:style>
    <style:style style:name="P54" style:family="paragraph" style:parent-style-name="Heading_20_4">
      <style:text-properties fo:language="fr" fo:country="FR" officeooo:paragraph-rsid="0012207d"/>
    </style:style>
    <style:style style:name="P55" style:family="paragraph" style:parent-style-name="Heading_20_4">
      <style:text-properties fo:language="fr" fo:country="FR" officeooo:paragraph-rsid="00864ab1"/>
    </style:style>
    <style:style style:name="P56" style:family="paragraph" style:parent-style-name="Heading_20_4">
      <style:text-properties officeooo:paragraph-rsid="00453a37"/>
    </style:style>
    <style:style style:name="P57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58" style:family="paragraph" style:parent-style-name="Standard">
      <style:paragraph-properties fo:text-align="end" style:justify-single-word="false"/>
      <style:text-properties officeooo:rsid="004bc1e9" officeooo:paragraph-rsid="004bc1e9"/>
    </style:style>
    <style:style style:name="P59" style:family="paragraph" style:parent-style-name="Standard">
      <style:text-properties officeooo:rsid="00764af5" officeooo:paragraph-rsid="00764af5"/>
    </style:style>
    <style:style style:name="P60" style:family="paragraph" style:parent-style-name="Table_20_Contents">
      <style:paragraph-properties fo:text-align="center" style:justify-single-word="false"/>
      <style:text-properties officeooo:rsid="004bc1e9" officeooo:paragraph-rsid="004bc1e9"/>
    </style:style>
    <style:style style:name="P61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Open Sans" fo:font-size="11pt" fo:font-weight="bold" officeooo:rsid="00838926" officeooo:paragraph-rsid="00838926" style:font-size-asian="10.5pt" style:font-weight-asian="bold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officeooo:paragraph-rsid="00838926"/>
    </style:style>
    <style:style style:name="P64" style:family="paragraph" style:parent-style-name="Text_20_body" style:list-style-name="L2"/>
    <style:style style:name="P65" style:family="paragraph" style:parent-style-name="Text_20_body" style:list-style-name="L2">
      <style:text-properties officeooo:paragraph-rsid="004c5bb1"/>
    </style:style>
    <style:style style:name="P66" style:family="paragraph" style:parent-style-name="Text_20_body" style:list-style-name="L3"/>
    <style:style style:name="P67" style:family="paragraph" style:parent-style-name="Text_20_body" style:list-style-name="L4">
      <style:text-properties officeooo:paragraph-rsid="002f7ecb"/>
    </style:style>
    <style:style style:name="P68" style:family="paragraph" style:parent-style-name="Text_20_body" style:list-style-name="L4">
      <style:text-properties officeooo:paragraph-rsid="00597017"/>
    </style:style>
    <style:style style:name="P69" style:family="paragraph" style:parent-style-name="Text_20_body" style:list-style-name="L5">
      <style:text-properties officeooo:paragraph-rsid="00509caf"/>
    </style:style>
    <style:style style:name="P70" style:family="paragraph" style:parent-style-name="Text_20_body" style:list-style-name="L5">
      <style:text-properties officeooo:paragraph-rsid="00556146"/>
    </style:style>
    <style:style style:name="P71" style:family="paragraph" style:parent-style-name="Text_20_body">
      <style:text-properties officeooo:rsid="0032e14d" officeooo:paragraph-rsid="0032e14d"/>
    </style:style>
    <style:style style:name="P72" style:family="paragraph" style:parent-style-name="Text_20_body" style:list-style-name="L8">
      <style:text-properties officeooo:rsid="0032e14d" officeooo:paragraph-rsid="0032e14d"/>
    </style:style>
    <style:style style:name="P73" style:family="paragraph" style:parent-style-name="Text_20_body">
      <style:text-properties style:font-name="Open Sans" fo:font-size="11pt" fo:font-weight="normal" officeooo:rsid="005b4632" officeooo:paragraph-rsid="0084b73d" style:font-size-asian="10.5pt"/>
    </style:style>
    <style:style style:name="P74" style:family="paragraph" style:parent-style-name="Text_20_body" style:list-style-name="L9">
      <style:text-properties style:font-name="Open Sans" fo:font-size="11pt" fo:font-weight="normal" officeooo:rsid="005b4632" officeooo:paragraph-rsid="00864ab1" style:font-size-asian="10.5pt"/>
    </style:style>
    <style:style style:name="P75" style:family="paragraph" style:parent-style-name="Text_20_body">
      <style:text-properties officeooo:paragraph-rsid="004c6082"/>
    </style:style>
    <style:style style:name="P76" style:family="paragraph" style:parent-style-name="Text_20_body" style:list-style-name="L9">
      <style:text-properties officeooo:paragraph-rsid="004f50b7"/>
    </style:style>
    <style:style style:name="P77" style:family="paragraph" style:parent-style-name="Text_20_body" style:list-style-name="L9">
      <style:text-properties officeooo:paragraph-rsid="00864ab1"/>
    </style:style>
    <style:style style:name="P78" style:family="paragraph" style:parent-style-name="Text_20_body">
      <style:text-properties officeooo:paragraph-rsid="00509caf"/>
    </style:style>
    <style:style style:name="P79" style:family="paragraph" style:parent-style-name="Text_20_body">
      <style:text-properties officeooo:rsid="00556146" officeooo:paragraph-rsid="00556146"/>
    </style:style>
    <style:style style:name="P80" style:family="paragraph" style:parent-style-name="Text_20_body" style:list-style-name="L10">
      <style:text-properties officeooo:paragraph-rsid="00556146"/>
    </style:style>
    <style:style style:name="P81" style:family="paragraph" style:parent-style-name="Text_20_body" style:list-style-name="L10">
      <style:text-properties officeooo:paragraph-rsid="00880530"/>
    </style:style>
    <style:style style:name="P82" style:family="paragraph" style:parent-style-name="Text_20_body">
      <style:text-properties officeooo:paragraph-rsid="0032d14d"/>
    </style:style>
    <style:style style:name="P83" style:family="paragraph" style:parent-style-name="Text_20_body">
      <style:paragraph-properties fo:text-align="justify" style:justify-single-word="false"/>
      <style:text-properties officeooo:paragraph-rsid="0055d247"/>
    </style:style>
    <style:style style:name="P84" style:family="paragraph" style:parent-style-name="Text_20_body">
      <style:text-properties officeooo:paragraph-rsid="0043723c"/>
    </style:style>
    <style:style style:name="P85" style:family="paragraph" style:parent-style-name="Text_20_body">
      <style:text-properties officeooo:rsid="003b1bfb" officeooo:paragraph-rsid="00453a37"/>
    </style:style>
    <style:style style:name="P86" style:family="paragraph" style:parent-style-name="Text_20_body" style:list-style-name="L11">
      <style:text-properties officeooo:rsid="0055d247" officeooo:paragraph-rsid="0055d247"/>
    </style:style>
    <style:style style:name="P87" style:family="paragraph" style:parent-style-name="Text_20_body">
      <style:text-properties officeooo:rsid="0057bbf8" officeooo:paragraph-rsid="0057bbf8"/>
    </style:style>
    <style:style style:name="P88" style:family="paragraph" style:parent-style-name="Text_20_body" style:list-style-name="L14">
      <style:text-properties fo:color="#000000" style:font-name="Open Sans" fo:font-size="11pt" fo:font-weight="normal" officeooo:rsid="007747f8" officeooo:paragraph-rsid="007747f8" style:font-name-asian="Monospace" style:font-size-asian="10.5pt" style:font-name-complex="Monospace" style:font-size-complex="9pt"/>
    </style:style>
    <style:style style:name="P89" style:family="paragraph" style:parent-style-name="Text_20_body" style:list-style-name="L12">
      <style:text-properties officeooo:rsid="006127ad" officeooo:paragraph-rsid="00745944"/>
    </style:style>
    <style:style style:name="P90" style:family="paragraph" style:parent-style-name="Text_20_body" style:list-style-name="L12">
      <style:text-properties officeooo:rsid="006127ad" officeooo:paragraph-rsid="007cf586"/>
    </style:style>
    <style:style style:name="P91" style:family="paragraph" style:parent-style-name="Text_20_body" style:list-style-name="L12">
      <style:text-properties officeooo:paragraph-rsid="00567af9"/>
    </style:style>
    <style:style style:name="P92" style:family="paragraph" style:parent-style-name="Text_20_body" style:list-style-name="L12">
      <style:text-properties officeooo:paragraph-rsid="006127ad"/>
    </style:style>
    <style:style style:name="P93" style:family="paragraph" style:parent-style-name="Text_20_body" style:list-style-name="L13">
      <style:text-properties officeooo:paragraph-rsid="0057bbf8"/>
    </style:style>
    <style:style style:name="P94" style:family="paragraph" style:parent-style-name="Text_20_body" style:list-style-name="L13">
      <style:text-properties officeooo:paragraph-rsid="0063edc0"/>
    </style:style>
    <style:style style:name="P95" style:family="paragraph" style:parent-style-name="Text_20_body" style:list-style-name="L13">
      <style:text-properties officeooo:paragraph-rsid="006cfbec"/>
    </style:style>
    <style:style style:name="P96" style:family="paragraph" style:parent-style-name="Text_20_body" style:list-style-name="L13">
      <style:text-properties officeooo:paragraph-rsid="006c08ce"/>
    </style:style>
    <style:style style:name="P97" style:family="paragraph" style:parent-style-name="Text_20_body" style:list-style-name="L13">
      <style:text-properties officeooo:paragraph-rsid="0077abb0"/>
    </style:style>
    <style:style style:name="P98" style:family="paragraph" style:parent-style-name="Text_20_body" style:list-style-name="L13">
      <style:text-properties officeooo:rsid="0062c3c2" officeooo:paragraph-rsid="0062c3c2"/>
    </style:style>
    <style:style style:name="P99" style:family="paragraph" style:parent-style-name="Text_20_body">
      <style:text-properties officeooo:rsid="0063edc0" officeooo:paragraph-rsid="0063edc0"/>
    </style:style>
    <style:style style:name="P100" style:family="paragraph" style:parent-style-name="Text_20_body">
      <style:text-properties officeooo:rsid="0063edc0" officeooo:paragraph-rsid="00764af5"/>
    </style:style>
    <style:style style:name="P101" style:family="paragraph" style:parent-style-name="Text_20_body" style:list-style-name="L13">
      <style:text-properties officeooo:rsid="0069d4ad" officeooo:paragraph-rsid="0069d4ad"/>
    </style:style>
    <style:style style:name="P102" style:family="paragraph" style:parent-style-name="Text_20_body" style:list-style-name="L13">
      <style:text-properties officeooo:rsid="006b6c86" officeooo:paragraph-rsid="00764af5"/>
    </style:style>
    <style:style style:name="P103" style:family="paragraph" style:parent-style-name="Text_20_body">
      <style:text-properties officeooo:rsid="006b6c86" officeooo:paragraph-rsid="00764af5"/>
    </style:style>
    <style:style style:name="P104" style:family="paragraph" style:parent-style-name="Text_20_body" style:list-style-name="L13">
      <style:text-properties officeooo:rsid="006c08ce" officeooo:paragraph-rsid="007747f8"/>
    </style:style>
    <style:style style:name="P105" style:family="paragraph" style:parent-style-name="Text_20_body" style:list-style-name="L12">
      <style:text-properties officeooo:rsid="006fefe3" officeooo:paragraph-rsid="00703e48"/>
    </style:style>
    <style:style style:name="P106" style:family="paragraph" style:parent-style-name="Text_20_body">
      <style:text-properties officeooo:paragraph-rsid="00764af5"/>
    </style:style>
    <style:style style:name="P107" style:family="paragraph" style:parent-style-name="Text_20_body">
      <style:text-properties officeooo:paragraph-rsid="007d48bc"/>
    </style:style>
    <style:style style:name="P108" style:family="paragraph" style:parent-style-name="Text_20_body">
      <style:text-properties officeooo:paragraph-rsid="003b8f9a"/>
    </style:style>
    <style:style style:name="P109" style:family="paragraph" style:parent-style-name="Text_20_body">
      <style:text-properties officeooo:rsid="0080dc45" officeooo:paragraph-rsid="0080dc45"/>
    </style:style>
    <style:style style:name="P110" style:family="paragraph" style:parent-style-name="Text_20_body" style:list-style-name="L15">
      <style:text-properties officeooo:rsid="0080dc45" officeooo:paragraph-rsid="0080dc45"/>
    </style:style>
    <style:style style:name="P111" style:family="paragraph" style:parent-style-name="Text_20_body" style:list-style-name="L15">
      <style:text-properties officeooo:paragraph-rsid="0080dc45"/>
    </style:style>
    <style:style style:name="P112" style:family="paragraph" style:parent-style-name="Text_20_body" style:list-style-name="L15">
      <style:text-properties officeooo:paragraph-rsid="00813bb3"/>
    </style:style>
    <style:style style:name="P113" style:family="paragraph" style:parent-style-name="Text_20_body">
      <style:text-properties officeooo:paragraph-rsid="00813bb3"/>
    </style:style>
    <style:style style:name="P114" style:family="paragraph" style:parent-style-name="Text_20_body" style:list-style-name="L15">
      <style:text-properties officeooo:rsid="00813bb3" officeooo:paragraph-rsid="00813bb3"/>
    </style:style>
    <style:style style:name="P115" style:family="paragraph" style:parent-style-name="Text_20_body" style:list-style-name="L15">
      <style:text-properties officeooo:rsid="00833844" officeooo:paragraph-rsid="00833844"/>
    </style:style>
    <style:style style:name="P116" style:family="paragraph" style:parent-style-name="Text_20_body">
      <style:text-properties officeooo:rsid="008824ac" officeooo:paragraph-rsid="008824ac"/>
    </style:style>
    <style:style style:name="P117" style:family="paragraph" style:parent-style-name="Text_20_body">
      <style:paragraph-properties fo:padding="0.049cm" fo:border="0.06pt solid #000000" style:shadow="none"/>
      <style:text-properties officeooo:paragraph-rsid="0032d14d"/>
    </style:style>
    <style:style style:name="P118" style:family="paragraph">
      <loext:graphic-properties draw:fill-color="#eeeeee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officeooo:rsid="001b7e3f"/>
    </style:style>
    <style:style style:name="T3" style:family="text">
      <style:text-properties fo:color="#555555"/>
    </style:style>
    <style:style style:name="T4" style:family="text">
      <style:text-properties fo:color="#96bf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3723c" style:font-weight-asian="bold" style:font-weight-complex="bold"/>
    </style:style>
    <style:style style:name="T7" style:family="text">
      <style:text-properties fo:font-weight="bold" officeooo:rsid="004c6082" style:font-weight-asian="bold" style:font-weight-complex="bold"/>
    </style:style>
    <style:style style:name="T8" style:family="text">
      <style:text-properties fo:font-weight="bold" officeooo:rsid="0051f801" style:font-weight-asian="bold" style:font-weight-complex="bold"/>
    </style:style>
    <style:style style:name="T9" style:family="text">
      <style:text-properties fo:font-weight="bold" officeooo:rsid="0052ab40" style:font-weight-asian="bold" style:font-weight-complex="bold"/>
    </style:style>
    <style:style style:name="T10" style:family="text">
      <style:text-properties fo:font-weight="bold" officeooo:rsid="005425a4" style:font-weight-asian="bold" style:font-weight-complex="bold"/>
    </style:style>
    <style:style style:name="T11" style:family="text">
      <style:text-properties fo:font-weight="bold" officeooo:rsid="0055d247" style:font-weight-asian="bold" style:font-weight-complex="bold"/>
    </style:style>
    <style:style style:name="T12" style:family="text">
      <style:text-properties fo:font-weight="bold" officeooo:rsid="0080dc45" style:font-weight-asian="bold" style:font-weight-complex="bold"/>
    </style:style>
    <style:style style:name="T13" style:family="text">
      <style:text-properties fo:font-weight="bold" officeooo:rsid="008824ac" style:font-weight-asian="bold" style:font-weight-complex="bold"/>
    </style:style>
    <style:style style:name="T14" style:family="text">
      <style:text-properties officeooo:rsid="00103c23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2d14d"/>
    </style:style>
    <style:style style:name="T18" style:family="text">
      <style:text-properties officeooo:rsid="0032e14d"/>
    </style:style>
    <style:style style:name="T19" style:family="text">
      <style:text-properties officeooo:rsid="003a729b"/>
    </style:style>
    <style:style style:name="T20" style:family="text">
      <style:text-properties officeooo:rsid="003b8f9a"/>
    </style:style>
    <style:style style:name="T21" style:family="text">
      <style:text-properties officeooo:rsid="0040ef49"/>
    </style:style>
    <style:style style:name="T22" style:family="text">
      <style:text-properties officeooo:rsid="0043723c"/>
    </style:style>
    <style:style style:name="T23" style:family="text">
      <style:text-properties officeooo:rsid="00453a37"/>
    </style:style>
    <style:style style:name="T24" style:family="text">
      <style:text-properties officeooo:rsid="0049c782"/>
    </style:style>
    <style:style style:name="T25" style:family="text">
      <style:text-properties officeooo:rsid="004bc1e9"/>
    </style:style>
    <style:style style:name="T26" style:family="text">
      <style:text-properties style:font-name="Open Sans" fo:font-size="11pt" fo:font-weight="normal" style:font-size-asian="10.5pt"/>
    </style:style>
    <style:style style:name="T27" style:family="text">
      <style:text-properties style:font-name="Open Sans" fo:font-size="11pt" fo:font-weight="normal" officeooo:rsid="004bc1e9" style:font-size-asian="10.5pt"/>
    </style:style>
    <style:style style:name="T28" style:family="text">
      <style:text-properties style:font-name="Open Sans" fo:font-size="11pt" fo:font-weight="normal" officeooo:rsid="004c5bb1" style:font-size-asian="10.5pt"/>
    </style:style>
    <style:style style:name="T29" style:family="text">
      <style:text-properties style:font-name="Open Sans" fo:font-size="11pt" fo:font-weight="normal" officeooo:rsid="004c6082" style:font-size-asian="10.5pt"/>
    </style:style>
    <style:style style:name="T30" style:family="text">
      <style:text-properties style:font-name="Open Sans" fo:font-size="11pt" fo:font-weight="normal" officeooo:rsid="00556146" style:font-size-asian="10.5pt"/>
    </style:style>
    <style:style style:name="T31" style:family="text">
      <style:text-properties style:font-name="Open Sans" fo:font-size="11pt" fo:font-weight="normal" officeooo:rsid="0055d247" style:font-size-asian="10.5pt"/>
    </style:style>
    <style:style style:name="T32" style:family="text">
      <style:text-properties style:font-name="Open Sans" fo:font-size="11pt" fo:font-weight="normal" officeooo:rsid="0057bbf8" style:font-size-asian="10.5pt"/>
    </style:style>
    <style:style style:name="T33" style:family="text">
      <style:text-properties style:font-name="Open Sans" fo:font-size="11pt" fo:font-weight="normal" officeooo:rsid="00567af9" style:font-size-asian="10.5pt"/>
    </style:style>
    <style:style style:name="T34" style:family="text">
      <style:text-properties style:font-name="Open Sans" fo:font-size="11pt" fo:font-weight="normal" officeooo:rsid="00597017" style:font-size-asian="10.5pt"/>
    </style:style>
    <style:style style:name="T35" style:family="text">
      <style:text-properties style:font-name="Open Sans" fo:font-size="11pt" fo:font-weight="normal" officeooo:rsid="00609df9" style:font-size-asian="10.5pt"/>
    </style:style>
    <style:style style:name="T36" style:family="text">
      <style:text-properties style:font-name="Open Sans" fo:font-size="11pt" fo:font-weight="normal" officeooo:rsid="00671871" style:font-size-asian="10.5pt"/>
    </style:style>
    <style:style style:name="T37" style:family="text">
      <style:text-properties style:font-name="Open Sans" fo:font-size="11pt" fo:font-weight="normal" officeooo:rsid="0063edc0" style:font-size-asian="10.5pt"/>
    </style:style>
    <style:style style:name="T38" style:family="text">
      <style:text-properties style:font-name="Open Sans" fo:font-size="11pt" fo:font-weight="normal" officeooo:rsid="00745944" style:font-size-asian="10.5pt"/>
    </style:style>
    <style:style style:name="T39" style:family="text">
      <style:text-properties style:font-name="Open Sans" fo:font-size="11pt" fo:font-weight="normal" officeooo:rsid="007566b4" style:font-size-asian="10.5pt"/>
    </style:style>
    <style:style style:name="T40" style:family="text">
      <style:text-properties style:font-name="Open Sans" fo:font-size="11pt" fo:font-weight="normal" officeooo:rsid="00764af5" style:font-size-asian="10.5pt"/>
    </style:style>
    <style:style style:name="T41" style:family="text">
      <style:text-properties style:font-name="Open Sans" fo:font-size="11pt" fo:font-weight="normal" officeooo:rsid="00745944" style:font-size-asian="10.5pt" style:font-weight-asian="bold"/>
    </style:style>
    <style:style style:name="T42" style:family="text">
      <style:text-properties style:font-name="Open Sans" fo:font-size="11pt" fo:font-weight="normal" officeooo:rsid="00764af5" style:font-size-asian="10.5pt" style:font-weight-asian="bold"/>
    </style:style>
    <style:style style:name="T43" style:family="text">
      <style:text-properties style:font-name="Open Sans" fo:font-size="11pt" fo:font-weight="normal" officeooo:rsid="0069d4ad" style:font-size-asian="10.5pt" style:font-weight-asian="bold"/>
    </style:style>
    <style:style style:name="T44" style:family="text">
      <style:text-properties style:font-name="Open Sans" fo:font-size="11pt" fo:font-weight="normal" officeooo:rsid="007747f8" style:font-size-asian="10.5pt" style:font-weight-asian="bold" style:font-weight-complex="bold"/>
    </style:style>
    <style:style style:name="T45" style:family="text">
      <style:text-properties style:font-name="Open Sans" fo:font-size="11pt" fo:font-weight="normal" officeooo:rsid="007747f8" style:font-size-asian="10.5pt" style:font-weight-asian="bold"/>
    </style:style>
    <style:style style:name="T46" style:family="text">
      <style:text-properties style:font-name="Open Sans" fo:font-size="11pt" fo:font-weight="normal" officeooo:rsid="0077abb0" style:font-size-asian="10.5pt" style:font-weight-asian="bold"/>
    </style:style>
    <style:style style:name="T47" style:family="text">
      <style:text-properties style:font-name="Open Sans" fo:font-size="11pt" fo:font-weight="normal" officeooo:rsid="0076fc9a" style:font-size-asian="10.5pt"/>
    </style:style>
    <style:style style:name="T48" style:family="text">
      <style:text-properties style:font-name="Open Sans" fo:font-size="11pt" fo:font-weight="normal" officeooo:rsid="007747f8" style:font-size-asian="10.5pt"/>
    </style:style>
    <style:style style:name="T49" style:family="text">
      <style:text-properties style:font-name="Open Sans" fo:font-size="11pt" fo:font-weight="normal" officeooo:rsid="006cfbec" style:font-size-asian="10.5pt"/>
    </style:style>
    <style:style style:name="T50" style:family="text">
      <style:text-properties style:font-name="Open Sans" fo:font-size="11pt" fo:font-weight="normal" officeooo:rsid="0077abb0" style:font-size-asian="10.5pt"/>
    </style:style>
    <style:style style:name="T51" style:family="text">
      <style:text-properties style:font-name="Open Sans" fo:font-size="11pt" fo:font-weight="normal" officeooo:rsid="00813bb3" style:font-size-asian="10.5pt"/>
    </style:style>
    <style:style style:name="T52" style:family="text">
      <style:text-properties style:font-name="Open Sans" fo:font-size="11pt" fo:font-weight="normal" officeooo:rsid="00838926" style:font-size-asian="10.5pt"/>
    </style:style>
    <style:style style:name="T53" style:family="text">
      <style:text-properties style:font-name="Open Sans" fo:font-size="11pt" fo:language="fr" fo:country="FR" fo:font-weight="normal" officeooo:rsid="004c5bb1" style:font-size-asian="10.5pt"/>
    </style:style>
    <style:style style:name="T54" style:family="text">
      <style:text-properties style:font-name="Open Sans" fo:font-size="11pt" fo:language="fr" fo:country="FR" fo:font-weight="normal" officeooo:rsid="004c6082" style:font-size-asian="10.5pt"/>
    </style:style>
    <style:style style:name="T55" style:family="text">
      <style:text-properties style:font-name="Open Sans" fo:font-size="11pt" fo:language="fr" fo:country="FR" fo:font-weight="normal" officeooo:rsid="004f50b7" style:font-size-asian="10.5pt"/>
    </style:style>
    <style:style style:name="T56" style:family="text">
      <style:text-properties style:font-name="Open Sans" fo:font-size="11pt" fo:language="fr" fo:country="FR" fo:font-weight="normal" officeooo:rsid="0084b73d" style:font-size-asian="10.5pt"/>
    </style:style>
    <style:style style:name="T57" style:family="text">
      <style:text-properties style:font-name="Open Sans" fo:font-size="11pt" fo:language="fr" fo:country="FR" fo:font-weight="normal" officeooo:rsid="00880530" style:font-size-asian="10.5pt"/>
    </style:style>
    <style:style style:name="T58" style:family="text">
      <style:text-properties style:font-name="Open Sans" fo:font-size="11pt" fo:language="fr" fo:country="FR" fo:font-weight="normal" officeooo:rsid="004c5bb1" fo:background-color="transparent" loext:char-shading-value="0" style:font-size-asian="10.5pt"/>
    </style:style>
    <style:style style:name="T59" style:family="text">
      <style:text-properties style:font-name="Open Sans" fo:font-size="11pt" fo:language="fr" fo:country="FR" fo:font-weight="normal" officeooo:rsid="004c6082" fo:background-color="transparent" loext:char-shading-value="0" style:font-size-asian="10.5pt"/>
    </style:style>
    <style:style style:name="T60" style:family="text">
      <style:text-properties style:font-name="Open Sans" fo:font-size="11pt" fo:language="fr" fo:country="FR" fo:font-weight="normal" officeooo:rsid="00864ab1" fo:background-color="transparent" loext:char-shading-value="0" style:font-size-asian="10.5pt"/>
    </style:style>
    <style:style style:name="T61" style:family="text">
      <style:text-properties style:font-name="Open Sans" fo:font-size="11pt" fo:font-weight="bold" style:font-size-asian="10.5pt" style:font-weight-asian="bold" style:font-weight-complex="bold"/>
    </style:style>
    <style:style style:name="T62" style:family="text">
      <style:text-properties style:font-name="Open Sans" fo:font-size="11pt" fo:font-weight="bold" officeooo:rsid="00556146" style:font-size-asian="10.5pt" style:font-weight-asian="bold" style:font-weight-complex="bold"/>
    </style:style>
    <style:style style:name="T63" style:family="text">
      <style:text-properties style:font-name="Open Sans" fo:font-size="11pt" fo:font-weight="bold" officeooo:rsid="0055d247" style:font-size-asian="10.5pt" style:font-weight-asian="bold" style:font-weight-complex="bold"/>
    </style:style>
    <style:style style:name="T64" style:family="text">
      <style:text-properties style:font-name="Open Sans" fo:font-size="11pt" fo:font-weight="bold" officeooo:rsid="0043723c" style:font-size-asian="10.5pt" style:font-weight-asian="bold" style:font-weight-complex="bold"/>
    </style:style>
    <style:style style:name="T65" style:family="text">
      <style:text-properties style:font-name="Open Sans" fo:font-size="11pt" fo:font-weight="bold" officeooo:rsid="004c6082" style:font-size-asian="10.5pt" style:font-weight-asian="bold" style:font-weight-complex="bold"/>
    </style:style>
    <style:style style:name="T66" style:family="text">
      <style:text-properties style:font-name="Open Sans" fo:font-size="11pt" fo:font-weight="bold" officeooo:rsid="0057bbf8" style:font-size-asian="10.5pt" style:font-weight-asian="bold" style:font-weight-complex="bold"/>
    </style:style>
    <style:style style:name="T67" style:family="text">
      <style:text-properties style:font-name="Open Sans" fo:font-size="11pt" fo:font-weight="bold" officeooo:rsid="00745944" style:font-size-asian="10.5pt" style:font-weight-asian="bold" style:font-weight-complex="bold"/>
    </style:style>
    <style:style style:name="T68" style:family="text">
      <style:text-properties style:font-name="Open Sans" fo:font-size="11pt" fo:font-weight="bold" officeooo:rsid="007566b4" style:font-size-asian="10.5pt" style:font-weight-asian="bold" style:font-weight-complex="bold"/>
    </style:style>
    <style:style style:name="T69" style:family="text">
      <style:text-properties style:font-name="Open Sans" fo:font-size="11pt" fo:font-weight="bold" officeooo:rsid="00764af5" style:font-size-asian="10.5pt" style:font-weight-asian="bold" style:font-weight-complex="bold"/>
    </style:style>
    <style:style style:name="T70" style:family="text">
      <style:text-properties style:font-name="Open Sans" fo:font-size="11pt" fo:font-weight="bold" officeooo:rsid="0069d4ad" style:font-size-asian="10.5pt" style:font-weight-asian="bold" style:font-weight-complex="bold"/>
    </style:style>
    <style:style style:name="T71" style:family="text">
      <style:text-properties style:font-name="Open Sans" fo:font-size="11pt" fo:font-weight="bold" officeooo:rsid="007747f8" style:font-size-asian="10.5pt" style:font-weight-asian="bold" style:font-weight-complex="bold"/>
    </style:style>
    <style:style style:name="T72" style:family="text">
      <style:text-properties style:font-name="Open Sans" fo:font-size="11pt" fo:font-weight="bold" officeooo:rsid="00880530" style:font-size-asian="10.5pt" style:font-weight-asian="bold" style:font-weight-complex="bold"/>
    </style:style>
    <style:style style:name="T73" style:family="text">
      <style:text-properties style:font-name="Open Sans" fo:font-size="7pt" fo:font-weight="normal" officeooo:rsid="004bc1e9" style:font-size-asian="7pt" style:font-size-complex="7pt"/>
    </style:style>
    <style:style style:name="T74" style:family="text">
      <style:text-properties style:font-name="Open Sans" fo:font-size="10pt" fo:font-weight="bold" officeooo:rsid="0063edc0" style:font-size-asian="10pt" style:font-weight-asian="bold"/>
    </style:style>
    <style:style style:name="T75" style:family="text">
      <style:text-properties style:font-name="Open Sans" fo:font-size="10pt" fo:font-weight="bold" officeooo:rsid="007747f8" style:font-size-asian="10pt" style:font-weight-asian="bold"/>
    </style:style>
    <style:style style:name="T76" style:family="text">
      <style:text-properties style:font-name="Open Sans" fo:font-size="10pt" fo:font-weight="normal" style:font-size-asian="10pt" style:font-weight-asian="bold" style:font-weight-complex="bold"/>
    </style:style>
    <style:style style:name="T77" style:family="text">
      <style:text-properties style:font-name="Open Sans" fo:font-size="10pt" fo:font-weight="normal" officeooo:rsid="0080dc45" style:font-size-asian="10pt" style:font-weight-asian="bold" style:font-weight-complex="bold"/>
    </style:style>
    <style:style style:name="T78" style:family="text">
      <style:text-properties style:font-name="Open Sans" fo:font-size="12pt" fo:font-style="italic" fo:font-weight="bold" officeooo:rsid="008824ac" style:font-size-asian="10.5pt"/>
    </style:style>
    <style:style style:name="T79" style:family="text">
      <style:text-properties fo:font-size="7pt" style:font-size-asian="7pt" style:font-size-complex="7pt"/>
    </style:style>
    <style:style style:name="T80" style:family="text">
      <style:text-properties officeooo:rsid="004c5bb1"/>
    </style:style>
    <style:style style:name="T81" style:family="text">
      <style:text-properties officeooo:rsid="004c6082"/>
    </style:style>
    <style:style style:name="T82" style:family="text">
      <style:text-properties fo:font-variant="normal" fo:text-transform="none" style:font-name="Open Sans" fo:font-size="11pt" fo:letter-spacing="normal" fo:language="fr" fo:country="FR" fo:font-style="normal" fo:font-weight="normal" style:font-size-asian="10.5pt"/>
    </style:style>
    <style:style style:name="T83" style:family="text">
      <style:text-properties fo:font-variant="normal" fo:text-transform="none" style:font-name="Open Sans" fo:font-size="11pt" fo:letter-spacing="normal" fo:language="fr" fo:country="FR" fo:font-style="normal" fo:font-weight="normal" officeooo:rsid="004c6082" style:font-size-asian="10.5pt"/>
    </style:style>
    <style:style style:name="T84" style:family="text">
      <style:text-properties fo:font-variant="normal" fo:text-transform="none" style:font-name="Open Sans" fo:font-size="11pt" fo:letter-spacing="normal" fo:language="fr" fo:country="FR" fo:font-style="normal" fo:font-weight="normal" officeooo:rsid="004c5bb1" style:font-size-asian="10.5pt"/>
    </style:style>
    <style:style style:name="T85" style:family="text">
      <style:text-properties fo:font-variant="normal" fo:text-transform="none" fo:color="#000000" style:font-name="Open Sans" fo:font-size="11pt" fo:letter-spacing="normal" fo:font-style="normal" fo:font-weight="bold" style:font-size-asian="10.5pt" style:font-weight-asian="bold" style:font-weight-complex="bold"/>
    </style:style>
    <style:style style:name="T86" style:family="text">
      <style:text-properties fo:font-variant="normal" fo:text-transform="none" fo:color="#000000" style:font-name="Open Sans" fo:font-size="11pt" fo:letter-spacing="normal" fo:font-style="normal" fo:font-weight="bold" officeooo:rsid="0043723c" style:font-size-asian="10.5pt" style:font-weight-asian="bold" style:font-weight-complex="bold"/>
    </style:style>
    <style:style style:name="T87" style:family="text">
      <style:text-properties fo:font-variant="normal" fo:text-transform="none" fo:color="#000000" style:font-name="Open Sans" fo:font-size="11pt" fo:letter-spacing="normal" fo:font-style="normal" fo:font-weight="bold" officeooo:rsid="0057bbf8" style:font-size-asian="10.5pt" style:font-weight-asian="bold" style:font-weight-complex="bold"/>
    </style:style>
    <style:style style:name="T88" style:family="text">
      <style:text-properties fo:font-variant="normal" fo:text-transform="none" fo:color="#000000" style:font-name="Open Sans" fo:font-size="11pt" fo:letter-spacing="normal" fo:font-style="normal" fo:font-weight="bold" officeooo:rsid="006127ad" style:font-size-asian="10.5pt" style:font-weight-asian="bold" style:font-weight-complex="bold"/>
    </style:style>
    <style:style style:name="T89" style:family="text">
      <style:text-properties fo:font-variant="normal" fo:text-transform="none" fo:color="#000000" style:font-name="Open Sans" fo:font-size="11pt" fo:letter-spacing="normal" fo:font-style="normal" fo:font-weight="bold" officeooo:rsid="00567af9" style:font-size-asian="10.5pt" style:font-weight-asian="bold" style:font-weight-complex="bold"/>
    </style:style>
    <style:style style:name="T90" style:family="text">
      <style:text-properties fo:font-variant="normal" fo:text-transform="none" fo:color="#000000" style:font-name="Open Sans" fo:font-size="11pt" fo:letter-spacing="normal" fo:font-style="normal" fo:font-weight="bold" officeooo:rsid="007106f6" style:font-size-asian="10.5pt" style:font-weight-asian="bold" style:font-weight-complex="bold"/>
    </style:style>
    <style:style style:name="T91" style:family="text">
      <style:text-properties fo:font-variant="normal" fo:text-transform="none" fo:color="#000000" style:font-name="Open Sans" fo:font-size="11pt" fo:letter-spacing="normal" fo:font-style="normal" fo:font-weight="bold" officeooo:rsid="00703e48" style:font-size-asian="10.5pt" style:font-weight-asian="bold" style:font-weight-complex="bold"/>
    </style:style>
    <style:style style:name="T92" style:family="text">
      <style:text-properties fo:font-variant="normal" fo:text-transform="none" fo:color="#000000" style:font-name="Open Sans" fo:font-size="11pt" fo:letter-spacing="normal" fo:font-style="normal" fo:font-weight="bold" officeooo:rsid="00745944" style:font-size-asian="10.5pt" style:font-weight-asian="bold" style:font-weight-complex="bold"/>
    </style:style>
    <style:style style:name="T93" style:family="text">
      <style:text-properties fo:font-variant="normal" fo:text-transform="none" fo:color="#000000" style:font-name="Open Sans" fo:font-size="11pt" fo:letter-spacing="normal" fo:font-style="normal" fo:font-weight="normal" style:font-size-asian="10.5pt" style:font-weight-asian="bold" style:font-weight-complex="bold"/>
    </style:style>
    <style:style style:name="T94" style:family="text">
      <style:text-properties fo:font-variant="normal" fo:text-transform="none" fo:color="#000000" style:font-name="Open Sans" fo:font-size="11pt" fo:letter-spacing="normal" fo:font-style="normal" fo:font-weight="normal" officeooo:rsid="006127ad" style:font-size-asian="10.5pt" style:font-weight-asian="bold" style:font-weight-complex="bold"/>
    </style:style>
    <style:style style:name="T95" style:family="text">
      <style:text-properties fo:font-variant="normal" fo:text-transform="none" fo:color="#000000" style:font-name="Open Sans" fo:font-size="11pt" fo:letter-spacing="normal" fo:font-style="normal" fo:font-weight="normal" officeooo:rsid="0057bbf8" style:font-size-asian="10.5pt" style:font-weight-asian="bold" style:font-weight-complex="bold"/>
    </style:style>
    <style:style style:name="T96" style:family="text">
      <style:text-properties fo:font-variant="normal" fo:text-transform="none" fo:color="#000000" style:font-name="Open Sans" fo:font-size="11pt" fo:letter-spacing="normal" fo:font-style="normal" fo:font-weight="normal" officeooo:rsid="0043723c" style:font-size-asian="10.5pt" style:font-weight-asian="bold" style:font-weight-complex="bold"/>
    </style:style>
    <style:style style:name="T97" style:family="text">
      <style:text-properties fo:font-variant="normal" fo:text-transform="none" fo:color="#000000" style:font-name="Open Sans" fo:font-size="11pt" fo:letter-spacing="normal" fo:font-style="normal" fo:font-weight="normal" officeooo:rsid="00703e48" style:font-size-asian="10.5pt" style:font-weight-asian="bold" style:font-weight-complex="bold"/>
    </style:style>
    <style:style style:name="T98" style:family="text">
      <style:text-properties fo:font-variant="normal" fo:text-transform="none" fo:color="#000000" style:font-name="Open Sans" fo:font-size="11pt" fo:letter-spacing="normal" fo:font-style="normal" fo:font-weight="normal" officeooo:rsid="00745944" style:font-size-asian="10.5pt" style:font-weight-asian="bold" style:font-weight-complex="bold"/>
    </style:style>
    <style:style style:name="T99" style:family="text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T100" style:family="text">
      <style:text-properties fo:font-variant="normal" fo:text-transform="none" fo:color="#000000" style:font-name="Open Sans" fo:font-size="11pt" fo:letter-spacing="normal" fo:font-style="normal" fo:font-weight="normal" officeooo:rsid="0077abb0" style:font-size-asian="10.5pt" style:font-weight-asian="bold" style:font-weight-complex="bold"/>
    </style:style>
    <style:style style:name="T101" style:family="text">
      <style:text-properties fo:font-variant="normal" fo:text-transform="none" fo:color="#000000" style:font-name="Open Sans" fo:font-size="11pt" fo:letter-spacing="normal" fo:font-style="normal" fo:font-weight="normal" officeooo:rsid="007cf586" style:font-size-asian="10.5pt" style:font-weight-asian="bold" style:font-weight-complex="bold"/>
    </style:style>
    <style:style style:name="T102" style:family="text">
      <style:text-properties fo:language="fr" fo:country="FR" officeooo:rsid="004c5bb1"/>
    </style:style>
    <style:style style:name="T103" style:family="text">
      <style:text-properties fo:language="fr" fo:country="FR" officeooo:rsid="0084b73d"/>
    </style:style>
    <style:style style:name="T104" style:family="text">
      <style:text-properties fo:language="fr" fo:country="FR" officeooo:rsid="004f50b7"/>
    </style:style>
    <style:style style:name="T105" style:family="text">
      <style:text-properties fo:language="fr" fo:country="FR" officeooo:rsid="004c5bb1" fo:background-color="transparent" loext:char-shading-value="0"/>
    </style:style>
    <style:style style:name="T106" style:family="text">
      <style:text-properties fo:language="fr" fo:country="FR" officeooo:rsid="004c6082" fo:background-color="transparent" loext:char-shading-value="0"/>
    </style:style>
    <style:style style:name="T107" style:family="text">
      <style:text-properties officeooo:rsid="004f9e6b"/>
    </style:style>
    <style:style style:name="T108" style:family="text">
      <style:text-properties officeooo:rsid="00509caf"/>
    </style:style>
    <style:style style:name="T109" style:family="text">
      <style:text-properties officeooo:rsid="0051f801"/>
    </style:style>
    <style:style style:name="T110" style:family="text">
      <style:text-properties officeooo:rsid="00556146"/>
    </style:style>
    <style:style style:name="T111" style:family="text">
      <style:text-properties officeooo:rsid="0055d247"/>
    </style:style>
    <style:style style:name="T112" style:family="text">
      <style:text-properties officeooo:rsid="00567af9"/>
    </style:style>
    <style:style style:name="T113" style:family="text">
      <style:text-properties officeooo:rsid="00597017"/>
    </style:style>
    <style:style style:name="T114" style:family="text">
      <style:text-properties officeooo:rsid="005ec9fd"/>
    </style:style>
    <style:style style:name="T115" style:family="text">
      <style:text-properties officeooo:rsid="00609df9"/>
    </style:style>
    <style:style style:name="T116" style:family="text">
      <style:text-properties officeooo:rsid="006127ad"/>
    </style:style>
    <style:style style:name="T117" style:family="text">
      <style:text-properties style:font-name="Liberation Serif1" fo:font-size="10pt" fo:font-style="normal" fo:font-weight="normal" style:font-size-asian="10pt" style:font-style-asian="normal" style:font-weight-asian="normal"/>
    </style:style>
    <style:style style:name="T118" style:family="text">
      <style:text-properties style:font-name="Liberation Serif1" fo:font-size="10pt" fo:font-style="normal" fo:font-weight="normal" officeooo:rsid="0063edc0" style:font-size-asian="10pt" style:font-style-asian="normal" style:font-weight-asian="normal"/>
    </style:style>
    <style:style style:name="T119" style:family="text">
      <style:text-properties fo:font-size="10pt" fo:font-weight="bold" style:font-size-asian="10pt" style:font-weight-asian="bold"/>
    </style:style>
    <style:style style:name="T120" style:family="text">
      <style:text-properties fo:font-size="10pt" fo:font-weight="bold" officeooo:rsid="0080dc45" style:font-size-asian="10pt" style:font-weight-asian="bold"/>
    </style:style>
    <style:style style:name="T121" style:family="text">
      <style:text-properties fo:font-size="10pt" style:font-size-asian="10pt"/>
    </style:style>
    <style:style style:name="T122" style:family="text">
      <style:text-properties fo:font-size="10pt" officeooo:rsid="0080dc45" style:font-size-asian="10pt"/>
    </style:style>
    <style:style style:name="T123" style:family="text">
      <style:text-properties fo:font-size="10pt" officeooo:rsid="00813bb3" style:font-size-asian="10pt"/>
    </style:style>
    <style:style style:name="T124" style:family="text">
      <style:text-properties officeooo:rsid="007d48bc"/>
    </style:style>
    <style:style style:name="T125" style:family="text">
      <style:text-properties officeooo:rsid="007dd642"/>
    </style:style>
    <style:style style:name="T126" style:family="text">
      <style:text-properties officeooo:rsid="007f8bfc"/>
    </style:style>
    <style:style style:name="T127" style:family="text">
      <style:text-properties officeooo:rsid="0080dc45"/>
    </style:style>
    <style:style style:name="T128" style:family="text">
      <style:text-properties officeooo:rsid="00813bb3"/>
    </style:style>
    <style:style style:name="T129" style:family="text">
      <style:text-properties officeooo:rsid="00838926"/>
    </style:style>
    <style:style style:name="T130" style:family="text">
      <style:text-properties officeooo:rsid="0084b73d"/>
    </style:style>
    <style:style style:name="T131" style:family="text">
      <style:text-properties officeooo:rsid="008824ac"/>
    </style:style>
    <style:style style:name="T132" style:family="text">
      <style:text-properties officeooo:rsid="0088b252"/>
    </style:style>
    <style:style style:name="T133" style:family="text">
      <style:text-properties fo:font-size="10pt" style:font-size-asian="10pt" style:font-size-complex="10pt"/>
    </style:style>
    <style:style style:name="T134" style:family="text">
      <style:text-properties fo:font-size="10pt" fo:font-weight="bold" style:font-size-asian="10pt" style:font-weight-asian="bold" style:font-size-complex="10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4.561cm" fo:min-width="17.0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4.606cm" fo:min-width="17.0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9">OC PIZZA</text:p>
            <text:p text:style-name="P9"/>
            <text:p text:style-name="P9">SYSTEME DE GESTION DE PIZZERIAS</text:p>
            <text:p text:style-name="P7"/>
            <text:p text:style-name="P8"><text:title>Dossier d'exploitation</text:title></text:p>
            <text:p text:style-name="P7"/>
            <text:p text:style-name="P7">Version <text:span text:style-name="T27">1.0</text:span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58"><text:span text:style-name="T26">Crispin Pigla</text:span></text:p>
          </table:table-cell>
        </table:table-row>
      </table:table>
      <text:p text:style-name="P12">A Faire :</text:p>
      <text:list xml:id="list1210348514" text:style-name="L1">
        <text:list-item>
          <text:p text:style-name="P57">Remplacer manuellement les valeurs entre &lt;&gt;</text:p>
        </text:list-item>
        <text:list-item>
          <text:p text:style-name="P57">Les valeurs entre {{}} sont à renseigner dans les propriétés du document</text:p>
        </text:list-item>
      </text:list>
      <text:p text:style-name="P11"/>
      <text:p text:style-name="P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1 - Versions<text:tab/>3</text:p>
          <text:p text:style-name="P37">2 - Introduction<text:tab/>4</text:p>
          <text:p text:style-name="P41">2.1 - Objet du document<text:tab/>4</text:p>
          <text:p text:style-name="P41">2.2 - Références<text:tab/>4</text:p>
          <text:p text:style-name="P37">3 - Pré-requis<text:tab/>5</text:p>
          <text:p text:style-name="P41">3.1 - Système<text:tab/>5</text:p>
          <text:p text:style-name="P42">3.1.1 - Serveur de Base de données<text:tab/>5</text:p>
          <text:p text:style-name="P43">3.1.1.1 - Caractéristiques techniques<text:tab/>5</text:p>
          <text:p text:style-name="P42">3.1.2 - Serveur Web<text:tab/>5</text:p>
          <text:p text:style-name="P43">3.1.2.1 - Caractéristiques techniques<text:tab/>5</text:p>
          <text:p text:style-name="P42">3.1.3 - Serveur de Fichiers<text:tab/>5</text:p>
          <text:p text:style-name="P41">3.2 - Bases de données<text:tab/>5</text:p>
          <text:p text:style-name="P41">3.3 - Web-services<text:tab/>5</text:p>
          <text:p text:style-name="P41">3.4 - Autres Ressources<text:tab/>5</text:p>
          <text:p text:style-name="P37">4 - Procédure de déploiement<text:tab/>6</text:p>
          <text:p text:style-name="P41">4.1 - Déploiement de l'Application Web<text:tab/>6</text:p>
          <text:p text:style-name="P42">4.1.1 - Artefacts<text:tab/>6</text:p>
          <text:p text:style-name="P42">4.1.2 - Environnement de l’application web<text:tab/>6</text:p>
          <text:p text:style-name="P43">4.1.2.1 - Variables d’environnement<text:tab/>6</text:p>
          <text:p text:style-name="P42">4.1.3 - Répertoire de configuration applicatif (dossier contenant les settings du projet)<text:tab/>7</text:p>
          <text:p text:style-name="P43">4.1.3.1 - Fichier xxx.yyy<text:tab/>7</text:p>
          <text:p text:style-name="P42">4.1.4 - DataSources<text:tab/>7</text:p>
          <text:p text:style-name="P42">4.1.5 - Ressources<text:tab/>7</text:p>
          <text:p text:style-name="P42">4.1.6 - Vérifications<text:tab/>7</text:p>
          <text:p text:style-name="P37">5 - Procédure de démarrage / arrêt<text:tab/>8</text:p>
          <text:p text:style-name="P41">5.1 - Base de données<text:tab/>8</text:p>
          <text:p text:style-name="P41">5.2 - Application web<text:tab/>8</text:p>
          <text:p text:style-name="P37">6 - Procédure de mise à jour<text:tab/>10</text:p>
          <text:p text:style-name="P41">6.1 - Base de données<text:tab/>10</text:p>
          <text:p text:style-name="P41">6.2 - Application web<text:tab/>10</text:p>
          <text:p text:style-name="P37">7 - Supervision/Monitoring<text:tab/>11</text:p>
          <text:p text:style-name="P41">7.1 - Monitoring de l’application web<text:tab/>11</text:p>
          <text:p text:style-name="P42">7.1.1 - Intégration sentry<text:tab/>11</text:p>
          <text:p text:style-name="P42">7.1.2 - Intégration NewRelic<text:tab/>11</text:p>
          <text:p text:style-name="P41">7.2 - Supervision de l’application web<text:tab/>11</text:p>
          <text:p text:style-name="P37">8 - Procédure de sauvegarde et restauration<text:tab/>12</text:p>
          <text:p text:style-name="P37">9 - Glossaire<text:tab/>13</text:p>
        </text:index-body>
      </text:table-of-content>
      <text:p text:style-name="P32"/>
      <text:p text:style-name="P32"/>
      <text:h text:style-name="P46" text:outline-level="1"><text:bookmark-start text:name="__RefHeading___Toc3654_1645267085"/>Versions<text:bookmark-end text:name="__RefHeading___Toc3654_164526708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5">Auteur</text:p>
          </table:table-cell>
          <table:table-cell table:style-name="Tableau7.A1" office:value-type="string">
            <text:p text:style-name="P35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5">Version</text:p>
          </table:table-cell>
        </table:table-row>
        <table:table-row table:style-name="Tableau7.2">
          <table:table-cell table:style-name="Tableau7.A2" office:value-type="string">
            <text:p text:style-name="P60">Crispin Pigla</text:p>
          </table:table-cell>
          <table:table-cell table:style-name="Tableau7.B2" office:value-type="string">
            <text:p text:style-name="P20">12/12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61">1.0</text:p>
          </table:table-cell>
        </table:table-row>
      </table:table>
      <text:p text:style-name="P33"/>
      <text:p text:style-name="P26"/>
      <text:h text:style-name="Heading_20_1" text:outline-level="1"><text:bookmark-start text:name="__RefHeading___Toc3656_1645267085"/>Introduction<text:bookmark-end text:name="__RefHeading___Toc3656_1645267085"/></text:h>
      <text:h text:style-name="Heading_20_2" text:outline-level="2"><text:bookmark-start text:name="__RefHeading___Toc3658_1645267085"/>Objet du document<text:bookmark-end text:name="__RefHeading___Toc3658_1645267085"/></text:h>
      <text:p text:style-name="Text_20_body">Le présent document constitue le <text:span text:style-name="T15">dossier d’exploitation </text:span>de l'applicatio<text:span text:style-name="T25">n </text:span><text:span text:style-name="T14">de l'application OC </text:span>pizzeria.</text:p>
      <text:p text:style-name="P71">Les éléments du présents dossiers découlent :</text:p>
      <text:list xml:id="list622557134" text:style-name="L8">
        <text:list-item>
          <text:p text:style-name="P72">des discussions avec le client</text:p>
        </text:list-item>
        <text:list-item>
          <text:p text:style-name="P72">du cahier des charges</text:p>
        </text:list-item>
      </text:list>
      <text:h text:style-name="Heading_20_2" text:outline-level="2"><text:bookmark-start text:name="__RefHeading___Toc3660_1645267085"/>Références<text:bookmark-end text:name="__RefHeading___Toc3660_1645267085"/></text:h>
      <text:p text:style-name="Text_20_body">Pour de plus amples informations, se référer :</text:p>
      <text:list xml:id="list149707626" text:style-name="L2">
        <text:list-item>
          <text:p text:style-name="P64">Dossier de <text:span text:style-name="T14">conception</text:span> technique de l'application</text:p>
        </text:list-item>
        <text:list-item>
          <text:p text:style-name="P65">Dossier de <text:span text:style-name="T14">conception</text:span> <text:span text:style-name="T28">fonctionnelle</text:span> de l'application</text:p>
        </text:list-item>
      </text:list>
      <text:h text:style-name="P44" text:outline-level="1"><text:bookmark-start text:name="__RefHeading___Toc3662_1645267085"/>Pré-requis<text:bookmark-end text:name="__RefHeading___Toc3662_1645267085"/></text:h>
      <text:h text:style-name="Heading_20_2" text:outline-level="2"><text:bookmark-start text:name="__RefHeading___Toc3664_1645267085"/>Système<text:bookmark-end text:name="__RefHeading___Toc3664_1645267085"/></text:h>
      <text:h text:style-name="Heading_20_3" text:outline-level="3"><text:bookmark-start text:name="__RefHeading___Toc3666_1645267085"/>Serveur de Base de données<text:bookmark-end text:name="__RefHeading___Toc3666_1645267085"/></text:h>
      <text:p text:style-name="P27"><text:span text:style-name="T130">Le s</text:span>erveur de base de données hébergeant l<text:span text:style-name="T80">a </text:span><text:span text:style-name="T18">base</text:span> <text:span text:style-name="T80">est postgresql</text:span></text:p>
      <text:h text:style-name="Heading_20_4" text:outline-level="4"><text:bookmark-start text:name="__RefHeading___Toc3668_1645267085"/>Caractéristiques techniques<text:bookmark-end text:name="__RefHeading___Toc3668_1645267085"/></text:h>
      <text:p text:style-name="P28">...</text:p>
      <text:h text:style-name="Heading_20_3" text:outline-level="3"><text:bookmark-start text:name="__RefHeading___Toc3670_1645267085"/>Serveur Web<text:bookmark-end text:name="__RefHeading___Toc3670_1645267085"/></text:h>
      <text:p text:style-name="P75"><text:span text:style-name="T53">Le serveur </text:span><text:span text:style-name="T56">web</text:span><text:span text:style-name="T53"> </text:span><text:span text:style-name="T56">utilisé pour ce projet est nginx</text:span><text:span text:style-name="T59"> </text:span><text:span text:style-name="T60">dans sa version 1.18.0</text:span></text:p>
      <text:h text:style-name="Heading_20_3" text:outline-level="3"><text:bookmark-start text:name="__RefHeading___Toc3674_1645267085"/>Serveur de Fichiers<text:bookmark-end text:name="__RefHeading___Toc3674_1645267085"/></text:h>
      <text:p text:style-name="P73"><text:span text:style-name="T102">Le serveur </text:span><text:span text:style-name="T103">physique</text:span><text:span text:style-name="T102"> hébergeant l’application est un serveur virtuel </text:span><text:span text:style-name="T104">de l’hébergeur google cloud platform</text:span></text:p>
      <text:h text:style-name="P55" text:outline-level="4">Caractéristiques techniques</text:h>
      <text:list xml:id="list2611459646" text:style-name="L9">
        <text:list-header>
          <text:p text:style-name="P77"><text:span text:style-name="T53"/></text:p>
        </text:list-header>
        <text:list-item>
          <text:p text:style-name="P77"><text:span text:style-name="T54">c</text:span><text:span text:style-name="T83">rée le 2 déc. 2020, 15:51:13, </text:span></text:p>
        </text:list-item>
        <text:list-item>
          <text:p text:style-name="P77"><text:span text:style-name="T83">de typ</text:span><text:span text:style-name="T53">e ‘</text:span><text:span text:style-name="T84">e2-micro :2 vCPU, 1 Go de mémoire’, </text:span></text:p>
        </text:list-item>
        <text:list-item>
          <text:p text:style-name="P77"><text:span text:style-name="T83">situé en europe de l’ouest,</text:span><text:span text:style-name="T53"> </text:span></text:p>
        </text:list-item>
        <text:list-item>
          <text:p text:style-name="P77"><text:span text:style-name="T57">s</text:span><text:span text:style-name="T54">on système d’exploitation est </text:span><text:span text:style-name="T82">Ubuntu, 20.04 LTS</text:span></text:p>
        </text:list-item>
        <text:list-item>
          <text:p text:style-name="P74"><text:span text:style-name="T105">l’adresse IP externe est </text:span><text:span text:style-name="T106">000.000.000.000</text:span></text:p>
        </text:list-item>
      </text:list>
      <text:h text:style-name="Heading_20_2" text:outline-level="2"><text:bookmark-start text:name="__RefHeading___Toc3676_1645267085"/>Bases de données<text:bookmark-end text:name="__RefHeading___Toc3676_1645267085"/></text:h>
      <text:p text:style-name="Text_20_body">Les bases de données et schémas suivants doivent être accessibles et à jour :</text:p>
      <text:list xml:id="list4182051071" text:style-name="L3">
        <text:list-item>
          <text:p text:style-name="P66"><text:span text:style-name="T7">postgresql</text:span><text:span text:style-name="T5"> :</text:span> <text:span text:style-name="T16">version </text:span><text:span text:style-name="T81">13.1</text:span></text:p>
        </text:list-item>
      </text:list>
      <text:h text:style-name="Heading_20_2" text:outline-level="2"><text:bookmark-start text:name="__RefHeading___Toc3678_1645267085"/>Web-services<text:bookmark-end text:name="__RefHeading___Toc3678_1645267085"/></text:h>
      <text:p text:style-name="Text_20_body">Les web services suivants doivent être accessibles et à jour :</text:p>
      <text:list xml:id="list538960566" text:style-name="L4">
        <text:list-item>
          <text:p text:style-name="P67"><text:span text:style-name="T7">nginx</text:span><text:span text:style-name="T5"> :</text:span> <text:span text:style-name="T16">version </text:span><text:span text:style-name="T107">1.18.0</text:span></text:p>
        </text:list-item>
        <text:list-item>
          <text:p text:style-name="P68"><text:span text:style-name="T65">supervisor</text:span><text:span text:style-name="T113"> : </text:span><text:span text:style-name="T16">version </text:span><text:span text:style-name="T34">4.1.0</text:span></text:p>
        </text:list-item>
      </text:list>
      <text:h text:style-name="Heading_20_2" text:outline-level="2"><text:bookmark-start text:name="__RefHeading___Toc3680_1645267085"/><text:span text:style-name="T17">Autres </text:span>Ressource<text:span text:style-name="T17">s</text:span><text:bookmark-end text:name="__RefHeading___Toc3680_1645267085"/></text:h>
      <text:list xml:id="list2154883851" text:style-name="L14">
        <text:list-item>
          <text:p text:style-name="P88"><text:span text:style-name="T7">pipenv</text:span>: version 2018.11.26</text:p>
        </text:list-item>
      </text:list>
      <text:h text:style-name="P44" text:outline-level="1"><text:bookmark-start text:name="__RefHeading___Toc3682_1645267085"/>Procédure de déploiement<text:bookmark-end text:name="__RefHeading___Toc3682_1645267085"/></text:h>
      <text:h text:style-name="P48" text:outline-level="2"><text:bookmark-start text:name="__RefHeading___Toc3684_1645267085"/>Déploiement de l'Application Web<text:bookmark-end text:name="__RefHeading___Toc3684_1645267085"/></text:h>
      <text:h text:style-name="Heading_20_3" text:outline-level="3"><text:bookmark-start text:name="__RefHeading___Toc3686_1645267085"/>Artefacts<text:bookmark-end text:name="__RefHeading___Toc3686_1645267085"/></text:h>
      <text:p text:style-name="P78"><text:span text:style-name="T108">L</text:span><text:span text:style-name="T18">’application </text:span><text:span text:style-name="T29">OC pizzerias</text:span> <text:span text:style-name="T108">est construite</text:span> sous la forme d'un <text:span text:style-name="T109">dossier</text:span> contenant les répertoires :</text:p>
      <text:list xml:id="list2041544166" text:style-name="L5">
        <text:list-item>
          <text:p text:style-name="P69"><text:span text:style-name="T8">oc_pizza_projet</text:span> : <text:span text:style-name="T109">contenant les différents modules </text:span><text:span text:style-name="T110">de</text:span><text:span text:style-name="T109"> l’ensemble du projet</text:span></text:p>
        </text:list-item>
        <text:list-item>
          <text:p text:style-name="P70"><text:span text:style-name="T8">oc_pizza_</text:span><text:span text:style-name="T9">application_</text:span><text:span text:style-name="T10">authentification</text:span> : <text:span text:style-name="T109">contenant les différents modules </text:span><text:span text:style-name="T110">de</text:span><text:span text:style-name="T109"> l’</text:span><text:span text:style-name="T110">application d’auhtentification</text:span></text:p>
        </text:list-item>
        <text:list-item>
          <text:p text:style-name="P70"><text:span text:style-name="T8">oc_pizza_</text:span><text:span text:style-name="T9">application_client</text:span> : <text:span text:style-name="T109">contenant les différents modules </text:span><text:span text:style-name="T110">de</text:span><text:span text:style-name="T109"> l’</text:span><text:span text:style-name="T110">application réservé au client</text:span></text:p>
        </text:list-item>
        <text:list-item>
          <text:p text:style-name="P70"><text:span text:style-name="T8">oc_pizza_</text:span><text:span text:style-name="T9">application_pizzaiolo</text:span>:<text:span text:style-name="T109">contenant les différents modules </text:span><text:span text:style-name="T110">de</text:span><text:span text:style-name="T109"> l’</text:span><text:span text:style-name="T110">application réservé au pizzaiolo</text:span></text:p>
        </text:list-item>
        <text:list-item>
          <text:p text:style-name="P70"><text:span text:style-name="T8">oc_pizza_</text:span><text:span text:style-name="T9">application_livreur</text:span> : <text:span text:style-name="T109">contenant les différents modules </text:span><text:span text:style-name="T110">de</text:span><text:span text:style-name="T109"> l’</text:span><text:span text:style-name="T110">application réservé au livreur</text:span></text:p>
        </text:list-item>
        <text:list-item>
          <text:p text:style-name="P70"><text:span text:style-name="T8">oc_pizza_</text:span><text:span text:style-name="T9">application_</text:span><text:span text:style-name="T10">administrateur</text:span> : <text:span text:style-name="T109">contenant les différents modules </text:span><text:span text:style-name="T110">de</text:span><text:span text:style-name="T109"> l’</text:span><text:span text:style-name="T110">application réservé aux administrateur</text:span></text:p>
        </text:list-item>
      </text:list>
      <text:p text:style-name="P79">et les fichiers:</text:p>
      <text:list xml:id="list2524499277" text:style-name="L10">
        <text:list-item>
          <text:p text:style-name="P80"><text:span text:style-name="T62">manage.py</text:span><text:span text:style-name="T110"> : </text:span><text:span text:style-name="T30">permettant de gérer l’application</text:span></text:p>
        </text:list-item>
        <text:list-item>
          <text:p text:style-name="P80"><text:span text:style-name="T62">newrelic.ini</text:span><text:span text:style-name="T110"> : </text:span><text:span text:style-name="T109">contenant les </text:span><text:span text:style-name="T30">configurations newrelic de l’application</text:span></text:p>
        </text:list-item>
        <text:list-item>
          <text:p text:style-name="P80"><text:span text:style-name="T62">Pipfile, Pipfile.lock, requirements.txt</text:span><text:span text:style-name="T110"> : </text:span><text:span text:style-name="T109">contenant les différent</text:span><text:span text:style-name="T31">es dépendances du projet</text:span></text:p>
        </text:list-item>
        <text:list-item>
          <text:p text:style-name="P80"><text:span text:style-name="T62">README.md</text:span><text:span text:style-name="T110"> : </text:span><text:span text:style-name="T109">contenant </text:span><text:span text:style-name="T111">d</text:span><text:span text:style-name="T109">es </text:span><text:span text:style-name="T31">informations sur le projet</text:span></text:p>
        </text:list-item>
        <text:list-item>
          <text:p text:style-name="P81"><text:span text:style-name="T62">supervisor.log, supervisor</text:span><text:span text:style-name="T72">0</text:span><text:span text:style-name="T62">.log, supervisor</text:span><text:span text:style-name="T72">1</text:span><text:span text:style-name="T62">.log</text:span><text:span text:style-name="T110"> : </text:span><text:span text:style-name="T109">contenant les </text:span><text:span text:style-name="T31">messages et erreurs renvoyés par supervisor</text:span></text:p>
        </text:list-item>
      </text:list>
      <text:p text:style-name="P78"/>
      <text:h text:style-name="Heading_20_3" text:outline-level="3"><text:bookmark-start text:name="__RefHeading___Toc3688_1645267085"/>Environnement de l’application web<text:bookmark-end text:name="__RefHeading___Toc3688_1645267085"/></text:h>
      <text:h text:style-name="Heading_20_4" text:outline-level="4"><text:bookmark-start text:name="__RefHeading___Toc3690_1645267085"/>Variables <text:span text:style-name="T22">d’environnement</text:span><text:bookmark-end text:name="__RefHeading___Toc3690_1645267085"/></text:h>
      <text:p text:style-name="P29">Le serveur d'application doit être exécuté avec la variable d'environnement suivante définie au démarrage. Elle est nécessaire afin de récupérer le répertoire contenant les fichiers de configuration de l'application :</text:p>
      <text:p text:style-name="P117"><text:span text:style-name="T63">ENV</text:span><text:span text:style-name="T5">=</text:span><text:span text:style-name="T63">PRODUCTION</text:span></text:p>
      <text:p text:style-name="P29"/>
      <text:p text:style-name="P29">INFO : il ne faut pas mettre de « / » à la fin de la valeur de la variable et ne pas utiliser d'espace dans le chemin.</text:p>
      <text:h text:style-name="P50" text:outline-level="3"><text:bookmark-start text:name="__RefHeading___Toc3692_1645267085"/><text:soft-page-break/>Répertoire de configuration applicatif <text:span text:style-name="T114">(dossier contenant les settings du projet)</text:span><text:bookmark-end text:name="__RefHeading___Toc3692_1645267085"/></text:h>
      <text:p text:style-name="P29">Le répertoire de configuration applicatif doit être créé sur le <text:span text:style-name="T22">système de fichier</text:span> et définit de la façon suivante :</text:p>
      <text:p text:style-name="P117"><text:span text:style-name="T5">$home_application_conf_directory/</text:span><text:span text:style-name="T13">oc_pizza/settings.py</text:span></text:p>
      <text:h text:style-name="P56" text:outline-level="4"><text:bookmark-start text:name="__RefHeading___Toc3694_1645267085"/>Fichier <text:span text:style-name="T132">oc_pizza/</text:span><text:span text:style-name="T78">settings</text:span>.<text:span text:style-name="T131">p</text:span><text:span text:style-name="T19">y</text:span><text:bookmark-end text:name="__RefHeading___Toc3694_1645267085"/></text:h>
      <text:p text:style-name="Text_20_body"/>
      <text:p text:style-name="P116">Fichier contenant les différents paramètres du projet</text:p>
      <text:h text:style-name="P50" text:outline-level="3"><text:bookmark-start text:name="__RefHeading___Toc3696_1645267085"/>Data<text:span text:style-name="T22">S</text:span>ources<text:bookmark-end text:name="__RefHeading___Toc3696_1645267085"/></text:h>
      <text:p text:style-name="P83">Les accès aux bases de données doivent se configurer à l'aide d<text:span text:style-name="T132">u</text:span> fichier<text:span text:style-name="T111"> <text:s/></text:span><text:span text:style-name="T63">settings.py</text:span></text:p>
      <text:p text:style-name="P30"/>
      <text:p text:style-name="P84"><text:span text:style-name="T115">Aucun</text:span> fichier de drivers <text:span text:style-name="T6">postgresql</text:span><text:span text:style-name="T5"> (</text:span><text:span text:style-name="T6">postgresql</text:span><text:span text:style-name="T5">-</text:span><text:span text:style-name="T11">13.1</text:span><text:span text:style-name="T5">)</text:span> <text:span text:style-name="T35">n’est à installer.</text:span></text:p>
      <text:h text:style-name="P50" text:outline-level="3"><text:bookmark-start text:name="__RefHeading___Toc3698_1645267085"/>Ressources<text:bookmark-end text:name="__RefHeading___Toc3698_1645267085"/></text:h>
      <text:p text:style-name="P29">...</text:p>
      <text:h text:style-name="P51" text:outline-level="3"><text:bookmark-start text:name="__RefHeading___Toc3700_1645267085"/>Vérifications<text:bookmark-end text:name="__RefHeading___Toc3700_1645267085"/></text:h>
      <text:p text:style-name="P31">Afin de vérifier le bon déploiement de <text:span text:style-name="T24">l’application</text:span>, faire ceci:</text:p>
      <text:list xml:id="list4219945139" text:style-name="L11">
        <text:list-item>
          <text:p text:style-name="P86">se rendre dans le répertoire principal ( le répertoire contanant le fichier ‘manage.py’ )</text:p>
        </text:list-item>
        <text:list-item>
          <text:p text:style-name="P86">E<text:span text:style-name="T112">x</text:span>écuter la commande : <text:span text:style-name="T64">./manage.py test tests</text:span></text:p>
        </text:list-item>
      </text:list>
      <text:p text:style-name="P31"/>
      <text:h text:style-name="P45" text:outline-level="1"><text:bookmark-start text:name="__RefHeading___Toc3702_1645267085"/>Procédure de démarrage / arrêt<text:bookmark-end text:name="__RefHeading___Toc3702_1645267085"/></text:h>
      <text:h text:style-name="Heading_20_2" text:outline-level="2"><text:bookmark-start text:name="__RefHeading___Toc3704_1645267085"/>Base de données<text:bookmark-end text:name="__RefHeading___Toc3704_1645267085"/></text:h>
      <text:list xml:id="list913840173" text:style-name="L12">
        <text:list-item>
          <text:p text:style-name="P91"><text:span text:style-name="T116">Pour démarrer la base de données, e</text:span><text:span text:style-name="T112">xécuter la commande : </text:span><text:span text:style-name="T86">sudo service postgresql start</text:span></text:p>
        </text:list-item>
        <text:list-item>
          <text:p text:style-name="P105"><text:span text:style-name="T95">C</text:span><text:span text:style-name="T96">réer un utilisateur et la base de donné du projet </text:span><text:span text:style-name="T97">tel qu’indiqué dans le </text:span><text:span text:style-name="T90">R</text:span><text:span text:style-name="T91">eadme</text:span><text:span text:style-name="T97"> du projet</text:span></text:p>
        </text:list-item>
        <text:list-item>
          <text:p text:style-name="P89"><text:span text:style-name="T101">Dans le répertoire du projet, e</text:span><text:span text:style-name="T98">xécuter la commande </text:span><text:span text:style-name="T92">./manage.py makemigrations</text:span><text:span text:style-name="T98"> pour mettre à jour les migrations</text:span></text:p>
        </text:list-item>
        <text:list-item>
          <text:p text:style-name="P90"><text:span text:style-name="T95"><text:s/></text:span><text:span text:style-name="T101">Dans le répertoire du projet, e</text:span><text:span text:style-name="T98">xécuter la commande </text:span><text:span text:style-name="T92">./manage.py migrate</text:span><text:span text:style-name="T95"> </text:span><text:span text:style-name="T98">pour mettre à jour les tables de la base de donnée </text:span><text:span text:style-name="T91">( après avoir installer l’application )</text:span></text:p>
        </text:list-item>
        <text:list-item>
          <text:p text:style-name="P92"><text:span text:style-name="T94">Pour arr</text:span><text:span text:style-name="T98">ê</text:span><text:span text:style-name="T94">ter la base de données, exécuter la commande :</text:span><text:span text:style-name="T89"> </text:span><text:span text:style-name="T86">sudo service postgresql st</text:span><text:span text:style-name="T88">op</text:span></text:p>
        </text:list-item>
      </text:list>
      <text:h text:style-name="Heading_20_2" text:outline-level="2"><text:bookmark-start text:name="__RefHeading___Toc3706_1645267085"/>Application web<text:bookmark-end text:name="__RefHeading___Toc3706_1645267085"/></text:h>
      <text:p text:style-name="Text_20_body"/>
      <text:list xml:id="list2074961771" text:style-name="L13">
        <text:list-item>
          <text:p text:style-name="P101"><text:span text:style-name="T32">C</text:span><text:span text:style-name="T26">reer un dossier </text:span><text:span text:style-name="T38">qui contiendra l’application (</text:span><text:span text:style-name="T26"> ‘</text:span><text:span text:style-name="T61">dossier0</text:span><text:span text:style-name="T26">’ </text:span><text:span text:style-name="T38">)</text:span></text:p>
        </text:list-item>
        <text:list-item>
          <text:p text:style-name="P98"><text:span text:style-name="T66">P</text:span><text:span text:style-name="T61">uller</text:span><text:span text:style-name="T26"> l’application depuis le dépot distant </text:span><text:span text:style-name="T38">avec la commande ‘</text:span><text:span text:style-name="T67">git pull https://github.com/crispinpigla/substitutor_foods_website.git</text:span><text:span text:style-name="T38">’</text:span></text:p>
        </text:list-item>
        <text:list-item>
          <text:p text:style-name="P94"><text:span text:style-name="T36">Créer</text:span><text:span text:style-name="T37"> </text:span><text:span text:style-name="T36">un</text:span><text:span text:style-name="T37"> fichier de configuration de supervisor </text:span><text:span text:style-name="T38">(‘</text:span><text:span text:style-name="T67">substitutor-gunicorn.conf</text:span><text:span text:style-name="T38">’) </text:span><text:span text:style-name="T39">à l’adresse ‘</text:span><text:span text:style-name="T68">/etc/supervisor/conf.d</text:span><text:span text:style-name="T39">’ et insérer le contenu suivant</text:span><text:span text:style-name="T38"> </text:span><text:span text:style-name="T37">:</text:span></text:p>
        </text:list-item>
      </text:list>
      <text:p text:style-name="P99"><draw:custom-shape text:anchor-type="paragraph" draw:z-index="0" draw:name="Forme1" draw:style-name="gr2" draw:text-style-name="P118" svg:width="17.126cm" svg:height="4.673cm" svg:x="0.198cm" svg:y="0.191cm"><text:p><text:span text:style-name="T133">[program:pure_beurre-gunicorn]</text:span></text:p><text:p><text:span text:style-name="T133">environment = ENV="PRODUCTION",NEW_RELIC_CONFIG_FILE=newrelic.ini</text:span></text:p><text:p><text:span text:style-name="T133">directory = </text:span><text:span text:style-name="T134">&lt;&lt;adresse vers le dossier dossier0&gt;&gt;</text:span></text:p><text:p><text:span text:style-name="T133">command = pipenv run newrelic-admin run-program gunicorn -w 3 pure_beurre_django.wsgi:application</text:span></text:p><text:p><text:span text:style-name="T133">user = crispinpigla</text:span></text:p><text:p><text:span text:style-name="T133">autostart = true</text:span></text:p><text:p><text:span text:style-name="T133">autorestart = true</text:span></text:p><text:p><text:span text:style-name="T133">logfile= </text:span><text:span text:style-name="T134">&lt;&lt;adresse vers le dossier dossier0&gt;&gt;</text:span><text:span text:style-name="T133">/supervisor.log</text:span></text:p><text:p><text:span text:style-name="T133">stderr_logfile= </text:span><text:span text:style-name="T134">&lt;&lt;adresse vers le dossier dossier0&gt;&gt;</text:span><text:span text:style-name="T133">/supervisor0.log</text:span></text:p><text:p><text:span text:style-name="T133">stdout_logfile= </text:span><text:span text:style-name="T134">&lt;&lt;adresse vers le dossier dossier0&gt;&gt;</text:span><text:span text:style-name="T133">/supervisor1.log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106"><text:span text:style-name="T40">ou </text:span><text:span text:style-name="T26"><text:s/></text:span><text:span text:style-name="T117"><text:s/></text:span><text:span text:style-name="T119">&lt;&lt;adresse vers le dossier dossier0&gt;&gt; </text:span><text:span text:style-name="T41">est </text:span><text:span text:style-name="T42">l’adresse vers le dossier </text:span><text:span text:style-name="T43">‘</text:span><text:span text:style-name="T70">dossier0</text:span><text:span text:style-name="T43">’ </text:span><text:span text:style-name="T42">contenant le projet</text:span></text:p>
      <text:p text:style-name="P59"><text:span text:style-name="T26"/></text:p>
      <text:list xml:id="list123135955056390" text:continue-numbering="true" text:style-name="L13">
        <text:list-item>
          <text:p text:style-name="P102"><text:span text:style-name="T26">Créer un fichier de configuration nginx </text:span><text:span text:style-name="T40">(‘</text:span><text:span text:style-name="T69">purebeurre</text:span><text:span text:style-name="T40">’) à l’adresse ‘</text:span><text:span text:style-name="T69">/etc/nginx/sites-enabled</text:span><text:span text:style-name="T40">’ </text:span><text:span text:style-name="T39">et insérer le contenu suivant</text:span><text:span text:style-name="T38"> </text:span><text:span text:style-name="T37">:</text:span></text:p>
        </text:list-item>
      </text:list>
      <text:p text:style-name="P103"><text:span text:style-name="T37"/></text:p>
      <text:p text:style-name="P103"><text:span text:style-name="T37"/></text:p>
      <text:p text:style-name="P103"><text:span text:style-name="T37"/></text:p>
      <text:p text:style-name="P99"><text:span text:style-name="T26"/></text:p>
      <text:p text:style-name="P99"><text:soft-page-break/><text:span text:style-name="T26"/></text:p>
      <text:p text:style-name="P99"><draw:custom-shape text:anchor-type="paragraph" draw:z-index="1" draw:name="Forme1_0" draw:style-name="gr1" draw:text-style-name="P118" svg:width="17.126cm" svg:height="4.626cm" svg:x="0.078cm" svg:y="-0.093cm"><text:p><text:span text:style-name="T133">server { </text:span></text:p><text:p><text:span text:style-name="T133"><text:s text:c="4"/></text:span><text:span text:style-name="T133">listen 80; </text:span></text:p><text:p><text:span text:style-name="T133"><text:s text:c="4"/></text:span><text:span text:style-name="T133">server_name </text:span><text:span text:style-name="T134">&lt;&lt;adresse ip du projet&gt;&gt;</text:span><text:span text:style-name="T133">; </text:span></text:p><text:p><text:span text:style-name="T133"><text:s text:c="4"/></text:span><text:span text:style-name="T133">root </text:span><text:span text:style-name="T134">&lt;&lt;adresse vers le dossier dossier0&gt;&gt;</text:span><text:span text:style-name="T133">;</text:span></text:p><text:p><text:span text:style-name="T133"><text:s text:c="4"/></text:span><text:span text:style-name="T133">location / {</text:span></text:p><text:p><text:span text:style-name="T133"><text:s text:c="8"/></text:span><text:span text:style-name="T133">proxy_set_header Host $http_host;</text:span></text:p><text:p><text:span text:style-name="T133"><text:s text:c="8"/></text:span><text:span text:style-name="T133">proxy_set_header X-Forwarded-For $proxy_add_x_forwarded_for;</text:span></text:p><text:p><text:span text:style-name="T133"><text:s text:c="8"/></text:span><text:span text:style-name="T133">proxy_redirect off;</text:span></text:p><text:p><text:span text:style-name="T133"><text:s text:c="8"/></text:span><text:span text:style-name="T133">proxy_pass http://127.0.0.1:8000;</text:span></text:p><text:p><text:span text:style-name="T133"><text:s text:c="4"/></text:span><text:span text:style-name="T133">}</text:span></text:p><text:p><text:span text:style-name="T133">}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99"><text:span text:style-name="T26"/></text:p>
      <text:p text:style-name="P106"><text:span text:style-name="T40">ou </text:span><text:span text:style-name="T37"><text:s/></text:span><text:span text:style-name="T118"><text:s/></text:span><text:span text:style-name="T74">&lt;&lt;adresse vers le dossier dossier0&gt;&gt; </text:span><text:span text:style-name="T41">est </text:span><text:span text:style-name="T42">l’adresse vers le dossier </text:span><text:span text:style-name="T43">‘</text:span><text:span text:style-name="T70">dossier0</text:span><text:span text:style-name="T43">’ </text:span><text:span text:style-name="T42">contenant le projet et <text:s/></text:span><text:span text:style-name="T119">&lt;&lt;adresse ip du projet&gt;&gt;</text:span><text:span text:style-name="T42"> est l’adresse ip du serveur du projet</text:span></text:p>
      <text:p text:style-name="P100"><text:span text:style-name="T42"/></text:p>
      <text:list xml:id="list123136558569407" text:continue-numbering="true" text:style-name="L13">
        <text:list-item>
          <text:p text:style-name="P95"><text:span text:style-name="T32">A</text:span><text:span text:style-name="T49">jouter l’adresse ip </text:span><text:span text:style-name="T47">du projet </text:span><text:span text:style-name="T49"><text:s/>à </text:span><text:span text:style-name="T48">la liste </text:span><text:span text:style-name="T71">ALLOWED_HOSTS </text:span><text:span text:style-name="T44">du fichier <text:s/>‘</text:span><text:span text:style-name="T119">&lt;&lt;adresse vers le dossier dossier0&gt;&gt;</text:span><text:span text:style-name="T121">/pure_beurre_django/settings.py’</text:span></text:p>
        </text:list-item>
        <text:list-item>
          <text:p text:style-name="P104"><text:span text:style-name="T48">Se rendre à l’adresse du projet </text:span><text:span text:style-name="T44">‘</text:span><text:span text:style-name="T75">&lt;&lt;adresse vers le dossier dossier0&gt;&gt;</text:span><text:span text:style-name="T45">’ et <text:s/></text:span><text:span text:style-name="T46">installer les dépendences en entrant la commande</text:span><text:span text:style-name="T48"> </text:span><text:span text:style-name="T32">‘</text:span><text:span text:style-name="T66">p</text:span><text:span text:style-name="T61">ipenv install</text:span><text:span text:style-name="T26">’</text:span></text:p>
        </text:list-item>
        <text:list-item>
          <text:p text:style-name="P96"><text:span text:style-name="T50">Mettre à jour nginx avec la commande </text:span><text:span text:style-name="T32">‘</text:span><text:span text:style-name="T66">sudo service nginx reload</text:span><text:span text:style-name="T32">’</text:span></text:p>
        </text:list-item>
        <text:list-item>
          <text:p text:style-name="P93"><text:span text:style-name="T32">Lancer le superviseur avec la commande</text:span><text:span text:style-name="T33"> ‘</text:span><text:span text:style-name="T86">sudo supervisorctl reread</text:span><text:span text:style-name="T33">‘ puis la commande ‘</text:span><text:span text:style-name="T86">sudo supervisorctl update</text:span><text:span text:style-name="T99">’</text:span></text:p>
        </text:list-item>
        <text:list-item>
          <text:p text:style-name="P97"><text:span text:style-name="T100">Démarrer l’application</text:span><text:span text:style-name="T99"> en éxécutant la commande ‘</text:span><text:span text:style-name="T86">sudo service supervisor st</text:span><text:span text:style-name="T87">art</text:span><text:span text:style-name="T100">’</text:span></text:p>
        </text:list-item>
      </text:list>
      <text:h text:style-name="Heading_20_1" text:outline-level="1"><text:bookmark-start text:name="__RefHeading___Toc3708_1645267085"/>Procédure de mise à jour<text:bookmark-end text:name="__RefHeading___Toc3708_1645267085"/></text:h>
      <text:h text:style-name="Heading_20_2" text:outline-level="2"><text:bookmark-start text:name="__RefHeading___Toc3710_1645267085"/><text:span text:style-name="T21">B</text:span>ase de données<text:bookmark-end text:name="__RefHeading___Toc3710_1645267085"/></text:h>
      <text:list xml:id="list123135496791318" text:continue-list="list913840173" text:style-name="L12">
        <text:list-item>
          <text:p text:style-name="P90"><text:span text:style-name="T101">Dans le répertoire du projet, e</text:span><text:span text:style-name="T98">xécuter la commande </text:span><text:span text:style-name="T92">./manage.py makemigrations</text:span><text:span text:style-name="T98"> pour mettre à jour les migrations</text:span></text:p>
        </text:list-item>
        <text:list-item>
          <text:p text:style-name="P90"><text:span text:style-name="T95"><text:s/></text:span><text:span text:style-name="T101">Dans le répertoire du projet, e</text:span><text:span text:style-name="T98">xécuter la commande </text:span><text:span text:style-name="T92">./manage.py migrate</text:span><text:span text:style-name="T95"> </text:span><text:span text:style-name="T98">pour mettre à jour les tables de la base de donnée </text:span><text:span text:style-name="T91">( après avoir installer l’application )</text:span></text:p>
        </text:list-item>
      </text:list>
      <text:h text:style-name="Heading_20_2" text:outline-level="2"><text:bookmark-start text:name="__RefHeading___Toc3712_1645267085"/><text:span text:style-name="T21">A</text:span>pplication web<text:bookmark-end text:name="__RefHeading___Toc3712_1645267085"/></text:h>
      <text:list xml:id="list123135675856285" text:continue-numbering="true" text:style-name="L12">
        <text:list-item>
          <text:p text:style-name="P90"><text:span text:style-name="T101">Dans le répertoire du projet, e</text:span><text:span text:style-name="T98">xécuter la commande <text:s/></text:span><text:span text:style-name="T92">git pull https://github.com/crispinpigla/substitutor_foods_website.git</text:span></text:p>
        </text:list-item>
      </text:list>
      <text:h text:style-name="Heading_20_1" text:outline-level="1"><text:bookmark-start text:name="__RefHeading___Toc3714_1645267085"/><text:span text:style-name="T20">Supervision</text:span>/Monitoring<text:bookmark-end text:name="__RefHeading___Toc3714_1645267085"/></text:h>
      <text:h text:style-name="P49" text:outline-level="2"><text:bookmark-start text:name="__RefHeading___Toc3716_1645267085"/><text:span text:style-name="T125">Monitoring de l’application web</text:span><text:bookmark-end text:name="__RefHeading___Toc3716_1645267085"/></text:h>
      <text:h text:style-name="P52" text:outline-level="3"><text:bookmark-start text:name="__RefHeading___Toc3718_1645267085"/>Intégr<text:span text:style-name="T126">ation sentry</text:span><text:bookmark-end text:name="__RefHeading___Toc3718_1645267085"/></text:h>
      <text:p text:style-name="P109">Sentry est intétgrer au projet.</text:p>
      <text:p text:style-name="P109">Pour mettre à jour les paramètres de sentry :</text:p>
      <text:list xml:id="list1976709880" text:style-name="L15">
        <text:list-item>
          <text:p text:style-name="P110">Créer un nouveau projet django dans un compte sentry</text:p>
        </text:list-item>
        <text:list-item>
          <text:p text:style-name="P111"><text:span text:style-name="T127">Dans le fichier </text:span><text:span text:style-name="T44">‘</text:span><text:span text:style-name="T120">&lt;&lt;adresseversledossier dossier0&gt;&gt;</text:span><text:span text:style-name="T122">/pure_beurre_django/settings.py’</text:span><text:span text:style-name="T127"> mettre à jour les paramètres de l’appel de la méthode </text:span><text:span text:style-name="T12">sentry.init </text:span><text:span text:style-name="T77">par ceux retournés par sentry</text:span></text:p>
        </text:list-item>
        <text:list-item>
          <text:p text:style-name="P114"><text:span text:style-name="T77">V</text:span><text:span text:style-name="T76">érifier que sentry est installé dans l’environement virtuel</text:span></text:p>
        </text:list-item>
        <text:list-item>
          <text:p text:style-name="P115"><text:span text:style-name="T76">Vérifier que les erreurs du projet apparaissent bien sur la page sentry du projet</text:span></text:p>
        </text:list-item>
      </text:list>
      <text:h text:style-name="P53" text:outline-level="3"><text:bookmark-start text:name="__RefHeading___Toc3720_1645267085"/>Intégration NewRelic<text:bookmark-end text:name="__RefHeading___Toc3720_1645267085"/></text:h>
      <text:p text:style-name="P113"><text:span text:style-name="T51">NewRelic</text:span><text:span text:style-name="T127"> est intétgrer au projet.</text:span></text:p>
      <text:p text:style-name="P113"><text:span text:style-name="T127">Pour mettre à jour les paramètres de </text:span><text:span text:style-name="T51">NewRelic</text:span><text:span text:style-name="T127"> :</text:span></text:p>
      <text:list xml:id="list123135241543277" text:continue-numbering="true" text:style-name="L15">
        <text:list-item>
          <text:p text:style-name="P112"><text:span text:style-name="T127">Créer un nouveau projet django dans un compte </text:span><text:span text:style-name="T51">Newrelic</text:span></text:p>
        </text:list-item>
        <text:list-item>
          <text:p text:style-name="P112"><text:span text:style-name="T127">Dans le </text:span><text:span text:style-name="T128">répertoire du projet (</text:span><text:span text:style-name="T44">‘</text:span><text:span text:style-name="T120">&lt;&lt;adresseversledossier dossier0&gt;&gt;</text:span><text:span text:style-name="T122">’</text:span><text:span text:style-name="T123">),</text:span><text:span text:style-name="T127"> </text:span><text:span text:style-name="T128">remplacer le fichier de configuration NewRelic par celui téléchargé lors de la création du projet NewRelic</text:span></text:p>
        </text:list-item>
        <text:list-item>
          <text:p text:style-name="P114">Vérifier que newrelic est installé dans l’enviroment virtuel</text:p>
        </text:list-item>
        <text:list-item>
          <text:p text:style-name="P115">Vérifier que les informations du projet apparaissent bien dans l’onglet APM <text:s text:c="3"/>de Newreli</text:p>
        </text:list-item>
      </text:list>
      <text:p text:style-name="P108"/>
      <text:p text:style-name="P108"/>
      <text:p text:style-name="P108"/>
      <text:h text:style-name="P47" text:outline-level="2"><text:bookmark-start text:name="__RefHeading___Toc3722_1645267085"/><text:span text:style-name="T20">Supervision</text:span> de l’application web<text:bookmark-end text:name="__RefHeading___Toc3722_1645267085"/></text:h>
      <text:p text:style-name="P87">Exécuter la commande <text:s/><text:span text:style-name="T86">sudo supervisorctl status </text:span><text:span text:style-name="T93">et vérifier que </text:span><text:span text:style-name="T86">R</text:span><text:span text:style-name="T85">UNNING </text:span><text:span text:style-name="T93">doit etre indiqué dans le résultat affiché.</text:span></text:p>
      <text:p text:style-name="P107"><text:span text:style-name="T124">Les erreurs rencontrées par le superviseur sont indiquées dans le fichier</text:span> ‘<text:span text:style-name="T119">&lt;&lt;adresse vers le dossier dossier0&gt;&gt;</text:span><text:span text:style-name="T121">/supervisor0.log’</text:span></text:p>
      <text:h text:style-name="Heading_20_1" text:outline-level="1"><text:bookmark-start text:name="__RefHeading___Toc3724_1645267085"/>Procédure de sauvegarde <text:span text:style-name="T20">et restauration</text:span><text:bookmark-end text:name="__RefHeading___Toc3724_1645267085"/></text:h>
      <text:p text:style-name="Text_20_body">...</text:p>
      <text:h text:style-name="Heading_20_1" text:outline-level="1"><text:bookmark-start text:name="__RefHeading___Toc3726_1645267085"/>Glossaire<text:bookmark-end text:name="__RefHeading___Toc3726_16452670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2">Monitoring</text:p>
          </table:table-cell>
          <table:table-cell table:style-name="Tableau1.B1" office:value-type="string">
            <text:p text:style-name="P63"><text:span text:style-name="T129">Opération qui consiste </text:span><text:span text:style-name="T52">à surveiller l’application et le serveur qui héberge l’applicatio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IBM Plex" svg:font-family="'IBM Plex', Menlo, Monaco, Consolas, 'Courier New', monospace"/>
    <style:font-face style:name="Menlo" svg:font-family="Menlo, Monaco, Consolas, 'Courier New', monospace"/>
    <style:font-face style:name="OpenSymbol" svg:font-family="OpenSymbol"/>
    <style:font-face style:name="OpenSymbol1" svg:font-family="OpenSymbol, 'Arial Unicode MS'"/>
    <style:font-face style:name="Roboto1" svg:font-family="Roboto"/>
    <style:font-face style:name="Roboto" svg:font-family="Roboto, sans-serif"/>
    <style:font-face style:name="Unknown" svg:font-family="Unknown"/>
    <style:font-face style:name="Courier New1" svg:font-family="'Courier New'" style:font-family-generic="modern"/>
    <style:font-face style:name="F" svg:font-family="" style:font-family-generic="roman"/>
    <style:font-face style:name="DejaVu Sans1" svg:font-family="'DejaVu Sans'" style:font-family-generic="swiss"/>
    <style:font-face style:name="Helvetica 45 Light1" svg:font-family="'Helvetica 45 Light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1" svg:font-family="'Open Sans'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3464*"/>
    </style:style>
    <style:style style:name="Tableau6.B" style:family="table-column">
      <style:table-column-properties style:column-width="8.396cm" style:rel-column-width="4760*"/>
    </style:style>
    <style:style style:name="Tableau6.C" style:family="table-column">
      <style:table-column-properties style:column-width="2.909cm" style:rel-column-width="1649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6.11cm" style:rel-column-width="3464*"/>
    </style:style>
    <style:style style:name="Tableau5.B" style:family="table-column">
      <style:table-column-properties style:column-width="10.89cm" style:rel-column-width="61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4bc1e9" style:font-size-asian="7pt" style:font-size-complex="7pt"/>
    </style:style>
    <style:style style:name="M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OC PIZZA</text:p>
              <text:p text:style-name="MP3">SYSTEME DE GESTION DE PIZZERIAS</text:p>
              <text:p text:style-name="MP4"><text:title>Dossier d'exploitation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MP5">Date : <text:user-defined style:data-style-name="N36" text:name="Version_Date">31/12/2016</text:user-defined></text:p>
              <text:p text:style-name="MP5">Page : <text:page-number text:select-page="current">13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IT Consulting &amp; Development</text:p>
            </table:table-cell>
            <table:table-cell table:style-name="Tableau5.A1" office:value-type="string">
              <text:p text:style-name="MP10"><text:span text:style-name="MT3"/></text:p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4">Xxxx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7" meta:image-count="0" meta:object-count="0" meta:page-count="13" meta:paragraph-count="191" meta:word-count="1459" meta:character-count="9227" meta:non-whitespace-character-count="8027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